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0.7pt"/>
    </style:style>
    <style:style style:name="co2" style:family="table-column">
      <style:table-column-properties fo:break-before="auto" style:column-width="33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350.7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17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46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font-name="Cambria1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D2:.D28]" style:apply-style-name="ConditionalStyle_5f_1" style:base-cell-address="Sheet1.F2"/>
    </style:style>
    <style:style style:name="ce15" style:family="table-cell" style:parent-style-name="Default">
      <style:map style:condition="cell-content()&gt;=[.D2:.D28]" style:apply-style-name="ConditionalStyle_5f_1" style:base-cell-address="Sheet1.F2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H2:.H28]" style:apply-style-name="ConditionalStyle_5f_1" style:base-cell-address="Sheet1.H2"/>
    </style:style>
    <style:style style:name="ce17" style:family="table-cell" style:parent-style-name="Default">
      <style:map style:condition="cell-content()&gt;=[.H2:.H28]" style:apply-style-name="ConditionalStyle_5f_1" style:base-cell-address="Sheet1.H2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981" table:default-cell-style-name="Default"/>
        <table:table-row table:style-name="ro1">
          <table:table-cell table:style-name="ce1" office:value-type="string" calcext:value-type="string">
            <text:p>Téma</text:p>
          </table:table-cell>
          <table:table-cell table:style-name="ce1" office:value-type="string" calcext:value-type="string">
            <text:p>Popis</text:p>
          </table:table-cell>
          <table:table-cell table:style-name="ce8" office:value-type="string" calcext:value-type="string">
            <text:p>Povinné</text:p>
          </table:table-cell>
          <table:table-cell table:style-name="ce12" office:value-type="string" calcext:value-type="string">
            <text:p>Body</text:p>
          </table:table-cell>
          <table:table-cell/>
          <table:table-cell table:style-name="ce4" table:number-columns-repeated="16"/>
          <table:table-cell table:style-name="ce18"/>
          <table:table-cell table:style-name="ce4" table:number-columns-repeated="31"/>
          <table:table-cell table:number-columns-repeated="971"/>
        </table:table-row>
        <table:table-row table:style-name="ro2">
          <table:table-cell table:style-name="ce1" office:value-type="string" calcext:value-type="string">
            <text:p>Dokumentace</text:p>
          </table:table-cell>
          <table:table-cell table:style-name="ce2" office:value-type="string" calcext:value-type="string">
            <text:p>cíl projektu, postup, popis funkčnosti, komentáře ve zdrojovém kódu</text:p>
          </table:table-cell>
          <table:table-cell table:style-name="ce9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ere was an attempt…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number-columns-repeated="2"/>
          <table:table-cell table:style-name="ce10"/>
          <table:table-cell/>
          <table:table-cell table:style-name="ce13"/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HTML 5</text:p>
          </table:table-cell>
          <table:table-cell table:style-name="ce6"/>
          <table:table-cell table:style-name="ce8"/>
          <table:table-cell table:style-name="ce1" table:formula="of:=SUM([.D5:.D11])" office:value-type="float" office:value="10" calcext:value-type="float">
            <text:p>10</text:p>
          </table:table-cell>
          <table:table-cell table:style-name="ce13"/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2" office:value-type="string" calcext:value-type="string">
            <text:p>Validita</text:p>
          </table:table-cell>
          <table:table-cell table:style-name="ce2" office:value-type="string" calcext:value-type="string">
            <text:p>Validní použití HTML5 doctype</text:p>
          </table:table-cell>
          <table:table-cell table:style-name="ce9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ere was an attempt…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style-name="ce3" office:value-type="string" calcext:value-type="string">
            <text:p>Cross-browser kompatibilita</text:p>
          </table:table-cell>
          <table:table-cell table:style-name="ce4" office:value-type="string" calcext:value-type="string">
            <text:p>Fungující v moderních prohlíčečích v posledních vývojových verzích (Chrome, Firefox, Edge, Opera)</text:p>
          </table:table-cell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hould hopefully work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style-name="ce4" office:value-type="string" calcext:value-type="string">
            <text:p>Semantické značky</text:p>
          </table:table-cell>
          <table:table-cell table:style-name="ce4" office:value-type="string" calcext:value-type="string">
            <text:p>správné použití sémantických značek</text:p>
            <text:p>(section, article, nav, aside, ...)</text:p>
          </table:table-cell>
          <table:table-cell table:style-name="ce10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here was an attempt…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Grafika - SVG / Canvas</text:p>
          </table:table-cell>
          <table:table-cell/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VG radial progress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Média - Audio/Video</text:p>
          </table:table-cell>
          <table:table-cell/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udio played at the end of timer...?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Formulářové prvky</text:p>
          </table:table-cell>
          <table:table-cell table:style-name="ce4" office:value-type="string" calcext:value-type="string">
            <text:p>Validace, typy, placeholder, autofocus</text:p>
          </table:table-cell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orms for creating and updating tasks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style-name="ce4" office:value-type="string" calcext:value-type="string">
            <text:p>Offline aplikace</text:p>
          </table:table-cell>
          <table:table-cell table:style-name="ce7" office:value-type="string" calcext:value-type="string">
            <text:p>využití možnosti fungování stránky bez Internetového připojení (viz sekce Javascript)</text:p>
          </table:table-cell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offline manifest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12"/>
          <table:table-cell/>
          <table:table-cell table:style-name="ce4" table:number-columns-repeated="30"/>
          <table:table-cell table:number-columns-repeated="971"/>
        </table:table-row>
        <table:table-row table:style-name="ro1">
          <table:table-cell table:number-columns-repeated="2"/>
          <table:table-cell table:style-name="ce10"/>
          <table:table-cell/>
          <table:table-cell table:style-name="ce13"/>
          <table:table-cell table:style-name="ce15"/>
          <table:table-cell/>
          <table:table-cell table:style-name="ce17" table:number-columns-repeated="3"/>
          <table:table-cell table:number-columns-repeated="25"/>
          <table:table-cell table:style-name="ce4"/>
          <table:table-cell table:number-columns-repeated="988"/>
        </table:table-row>
        <table:table-row table:style-name="ro1">
          <table:table-cell table:style-name="ce1" office:value-type="string" calcext:value-type="string">
            <text:p>CSS</text:p>
          </table:table-cell>
          <table:table-cell table:style-name="ce6"/>
          <table:table-cell table:style-name="ce8"/>
          <table:table-cell table:style-name="ce1" table:formula="of:=SUM([.D14:.D19])" office:value-type="float" office:value="8" calcext:value-type="float">
            <text:p>8</text:p>
          </table:table-cell>
          <table:table-cell table:style-name="ce13"/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Pokročilé selektory</text:p>
          </table:table-cell>
          <table:table-cell table:style-name="ce2" office:value-type="string" calcext:value-type="string">
            <text:p>použití pokročilých pseudotříd a kombinátorů</text:p>
          </table:table-cell>
          <table:table-cell table:style-name="ce9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on-reload page transition, child selectors in landing page</text:p>
          </table:table-cell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Vendor prefixy</text:p>
          </table:table-cell>
          <table:table-cell/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Vendor prefixes in custom.css stylesheet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CSS3 transformace 2D/3D</text:p>
          </table:table-cell>
          <table:table-cell/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VG radial progress (rotate), tasks shrink on delete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CSS3 transitions/animations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VG radial progress, tasks shrink on delete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style-name="ce4" office:value-type="string" calcext:value-type="string">
            <text:p>Media queries</text:p>
          </table:table-cell>
          <table:table-cell table:style-name="ce4" office:value-type="string" calcext:value-type="string">
            <text:p>stránky fungují i na mobilních zařízeních i jiných (tedy nerozpadají se)</text:p>
          </table:table-cell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edia queries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number-columns-repeated="2"/>
          <table:table-cell table:style-name="ce10"/>
          <table:table-cell/>
          <table:table-cell table:style-name="ce13"/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style-name="ce1" office:value-type="string" calcext:value-type="string">
            <text:p>Javascript</text:p>
          </table:table-cell>
          <table:table-cell table:style-name="ce6"/>
          <table:table-cell table:style-name="ce8"/>
          <table:table-cell table:style-name="ce1" table:formula="of:=SUM([.D21:.D27])" office:value-type="float" office:value="12" calcext:value-type="float">
            <text:p>12</text:p>
          </table:table-cell>
          <table:table-cell table:style-name="ce13"/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2" office:value-type="string" calcext:value-type="string">
            <text:p>OOP přístup</text:p>
          </table:table-cell>
          <table:table-cell table:style-name="ce2" office:value-type="string" calcext:value-type="string">
            <text:p>prototypová dědičnost, její využití, jmenné prostory</text:p>
          </table:table-cell>
          <table:table-cell table:style-name="ce9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React components, ES6 classes</text:p>
          </table:table-cell>
          <table:table-cell table:style-name="ce15"/>
          <table:table-cell/>
          <table:table-cell table:style-name="ce17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Použití JS frameworku či knihovny</text:p>
          </table:table-cell>
          <table:table-cell table:style-name="ce4" office:value-type="string" calcext:value-type="string">
            <text:p>použití a pochopení frameworku či knihovny JAK, jQuery, ..</text:p>
          </table:table-cell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act, webpack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12"/>
          <table:table-cell/>
          <table:table-cell table:style-name="ce4" table:number-columns-repeated="30"/>
          <table:table-cell table:number-columns-repeated="971"/>
        </table:table-row>
        <table:table-row table:style-name="ro2">
          <table:table-cell table:style-name="ce4" office:value-type="string" calcext:value-type="string">
            <text:p>Použití pokročilých JS API</text:p>
          </table:table-cell>
          <table:table-cell table:style-name="ce4" office:value-type="string" calcext:value-type="string">
            <text:p>využití pokročilých API (File API, Geolocation, Drag &amp; Drop, LocalStorage, Sockety, ...)</text:p>
          </table:table-cell>
          <table:table-cell table:style-name="ce10" office:value-type="string" calcext:value-type="string">
            <text:p>X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Firebase API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style-name="ce4" office:value-type="string" calcext:value-type="string">
            <text:p>Funkční historie</text:p>
          </table:table-cell>
          <table:table-cell table:style-name="ce4" office:value-type="string" calcext:value-type="string">
            <text:p>posun tlačítky zpět/vpřed prohlížeče - pokud to vyplývá z funkcionatilty (History API)</text:p>
          </table:table-cell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location, History API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Ovládání medií</text:p>
          </table:table-cell>
          <table:table-cell table:style-name="ce4" office:value-type="string" calcext:value-type="string">
            <text:p>použití Média API (video, zvuk), přehrávání z JS</text:p>
          </table:table-cell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udio API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Offline aplikace</text:p>
          </table:table-cell>
          <table:table-cell table:style-name="ce4" office:value-type="string" calcext:value-type="string">
            <text:p>využití JS API pro zjišťování stavu</text:p>
          </table:table-cell>
          <table:table-cell table:style-name="ce10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avigator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JS práce se SVG</text:p>
          </table:table-cell>
          <table:table-cell table:style-name="ce4" office:value-type="string" calcext:value-type="string">
            <text:p>události, tvorba, úpravy</text:p>
          </table:table-cell>
          <table:table-cell table:style-name="ce10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VG radial progress</text:p>
          </table:table-cell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number-columns-repeated="3"/>
          <table:table-cell table:style-name="ce11"/>
          <table:table-cell/>
          <table:table-cell table:style-name="ce14"/>
          <table:table-cell table:style-name="ce4"/>
          <table:table-cell table:style-name="ce16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style-name="ce1" office:value-type="string" calcext:value-type="string">
            <text:p>Ostatní</text:p>
          </table:table-cell>
          <table:table-cell table:style-name="ce6"/>
          <table:table-cell table:style-name="ce8"/>
          <table:table-cell table:style-name="ce1" table:formula="of:=SUM([.D30:.D31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Kompletnost řešení</text:p>
          </table:table-cell>
          <table:table-cell/>
          <table:table-cell table:style-name="ce10"/>
          <table:table-cell table:style-name="ce4" office:value-type="float" office:value="3" calcext:value-type="float">
            <text:p>3</text:p>
          </table:table-cell>
          <table:table-cell table:number-columns-repeated="31"/>
          <table:table-cell table:formula="of:=SUM([.AJ2:.AJ28])" office:value-type="float" office:value="0" calcext:value-type="float">
            <text:p>0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Estetické zpracování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8"/>
          <table:table-cell table:style-name="ce4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 calcext:value-type="string">
            <text:p>Celkem</text:p>
          </table:table-cell>
          <table:table-cell table:style-name="ce11" table:formula="of:=SUM([.D4];[.D13];[.D20];[.D29])" office:value-type="float" office:value="35" calcext:value-type="float">
            <text:p>35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 table:number-rows-repeated="62">
          <table:table-cell table:number-columns-repeated="3"/>
          <table:table-cell table:style-name="ce10"/>
          <table:table-cell table:number-columns-repeated="1020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H2:Sheet1.J28">
            <calcext:condition calcext:apply-style-name="ConditionalStyle_1" calcext:value="&gt;=[.H2:.H28]" calcext:base-cell-address="Sheet1.H2"/>
          </calcext:conditional-format>
          <calcext:conditional-format calcext:target-range-address="Sheet1.H2:Sheet1.J28">
            <calcext:condition calcext:apply-style-name="ConditionalStyle_2" calcext:value="&lt;[.H2:.H28]" calcext:base-cell-address="Sheet1.H2"/>
          </calcext:conditional-format>
          <calcext:conditional-format calcext:target-range-address="Sheet1.F2:Sheet1.F28">
            <calcext:condition calcext:apply-style-name="ConditionalStyle_1" calcext:value="&gt;=[.D2:.D28]" calcext:base-cell-address="Sheet1.F2"/>
          </calcext:conditional-format>
          <calcext:conditional-format calcext:target-range-address="Sheet1.F2:Sheet1.F28">
            <calcext:condition calcext:apply-style-name="ConditionalStyle_2" calcext:value="&lt;[.D2:.D28]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0b8043"/>
    </style:style>
    <style:style style:name="ConditionalStyle_5f_2" style:display-name="ConditionalStyle_2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20:51:51.31392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1T20:51:55.445115085</dc:date>
    <meta:editing-duration>PT11H32M13S</meta:editing-duration>
    <meta:editing-cycles>6</meta:editing-cycles>
    <meta:document-statistic meta:table-count="1" meta:cell-count="101" meta:object-count="0"/>
  </office:meta>
</office:document-meta>
</file>